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800000306A000027ADF00CC3FD.svm" manifest:media-type=""/>
  <manifest:file-entry manifest:full-path="Pictures/200000700000288D000027AD5109D085.svm" manifest:media-type=""/>
  <manifest:file-entry manifest:full-path="Pictures/2000007C00002B2A000028AC00BC5730.svm" manifest:media-type=""/>
  <manifest:file-entry manifest:full-path="Pictures/2000007C00002B81000035CC360CC9DC.svm" manifest:media-type=""/>
  <manifest:file-entry manifest:full-path="Pictures/2000006600002D7F00002D9802D3C5BF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270" officeooo:paragraph-rsid="00041270"/>
    </style:style>
    <style:style style:name="P2" style:family="paragraph" style:parent-style-name="Standard" style:list-style-name="L1">
      <style:text-properties officeooo:rsid="00041270" officeooo:paragraph-rsid="00041270"/>
    </style:style>
    <style:style style:name="P3" style:family="paragraph" style:parent-style-name="Standard">
      <style:text-properties officeooo:rsid="00041270" officeooo:paragraph-rsid="0004127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0182208646278848" text:style-name="L1">
        <text:list-item>
          <text:p text:style-name="P2">Jako bibliotekarka mogę dodawać pozycje do bazy książek;</text:p>
        </text:list-item>
      </text:list>
      <text:p text:style-name="P1"/>
      <text:p text:style-name="P1"><draw:frame draw:style-name="fr1" draw:name="Obraz1" text:anchor-type="paragraph" svg:width="17.231cm" svg:height="11.672cm" draw:z-index="0"><draw:image xlink:href="Pictures/2000006600002D7F00002D9802D3C5BF.svm" xlink:type="simple" xlink:show="embed" xlink:actuate="onLoad"/></draw:frame></text:p>
      <text:list xml:id="list233700045160861" text:continue-numbering="true" text:style-name="L1">
        <text:list-item>
          <text:p text:style-name="P2">Jako bibliotekarka mogę wypożyczać książki;</text:p>
        </text:list-item>
      </text:list>
      <text:p text:style-name="P1"><draw:frame draw:style-name="fr1" draw:name="Obraz2" text:anchor-type="paragraph" svg:width="14.977cm" svg:height="11.707cm" draw:z-index="1"><draw:image xlink:href="Pictures/2000007C00002B81000035CC360CC9DC.svm" xlink:type="simple" xlink:show="embed" xlink:actuate="onLoad"/></draw:frame></text:p>
      <text:p text:style-name="P1"><text:soft-page-break/></text:p>
      <text:list xml:id="list233700048156406" text:continue-numbering="true" text:style-name="L1">
        <text:list-item>
          <text:p text:style-name="P2">Jako bibliotekarka mogę dodawać dane dotyczące książki dla lepszego wyszukiwania pozycji;</text:p>
        </text:list-item>
      </text:list>
      <text:p text:style-name="P1"><draw:frame draw:style-name="fr1" draw:name="Obraz3" text:anchor-type="paragraph" svg:width="16.85cm" svg:height="10.412cm" draw:z-index="2"><draw:image xlink:href="Pictures/2000007C00002B2A000028AC00BC5730.svm" xlink:type="simple" xlink:show="embed" xlink:actuate="onLoad"/></draw:frame></text:p>
      <text:list xml:id="list233700051158066" text:continue-numbering="true" text:style-name="L1">
        <text:list-item>
          <text:p text:style-name="P2">Jako bibliotekarka mogę korzystać z opcji wyszukiwania pozycji książki w bibliotece;</text:p>
        </text:list-item>
      </text:list>
      <text:p text:style-name="P1"/>
      <text:p text:style-name="P1"><draw:frame draw:style-name="fr1" draw:name="Obraz4" text:anchor-type="paragraph" svg:width="16.799cm" svg:height="10.756cm" draw:z-index="3"><draw:image xlink:href="Pictures/200000700000288D000027AD5109D085.svm" xlink:type="simple" xlink:show="embed" xlink:actuate="onLoad"/></draw:frame></text:p>
      <text:p text:style-name="P1"/>
      <text:p text:style-name="P1"/>
      <text:list xml:id="list233700055170323" text:continue-numbering="true" text:style-name="L1">
        <text:list-item>
          <text:p text:style-name="P2"><text:soft-page-break/>Jako bibliotekarka mogę sprawdzać, czy książka jest dostępna;</text:p>
        </text:list-item>
      </text:list>
      <text:p text:style-name="P1"><draw:frame draw:style-name="fr1" draw:name="Obraz5" text:anchor-type="paragraph" svg:width="16.699cm" svg:height="10.156cm" draw:z-index="4"><draw:image xlink:href="Pictures/200000800000306A000027ADF00CC3FD.svm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3:08.653000000</meta:creation-date>
    <dc:date>2014-04-07T23:36:59.975000000</dc:date>
    <meta:editing-duration>PT8M44S</meta:editing-duration>
    <meta:editing-cycles>2</meta:editing-cycles>
    <meta:generator>LibreOffice/4.2.0.4$Windows_x86 LibreOffice_project/05dceb5d363845f2cf968344d7adab8dcfb2ba71</meta:generator>
    <meta:document-statistic meta:table-count="0" meta:image-count="5" meta:object-count="0" meta:page-count="3" meta:paragraph-count="5" meta:word-count="48" meta:character-count="343" meta:non-whitespace-character-count="305"/>
  </office:meta>
</office:document-meta>
</file>